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729fcf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111111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1.4cm" svg:x="1cm" svg:y="1.1cm">
          <text:p text:style-name="P1">Start.p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1.8cm" svg:x2="6cm" svg:y2="1.8cm">
          <text:p/>
        </draw:line>
        <draw:custom-shape draw:style-name="gr1" draw:text-style-name="P1" draw:layer="layout" svg:width="2.9cm" svg:height="1.5cm" svg:x="6.4cm" svg:y="1cm">
          <text:p text:style-name="P1">Wizard.p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9cm" svg:y1="3cm" svg:x2="1.9cm" svg:y2="3.9cm">
          <text:p/>
        </draw:line>
        <draw:custom-shape draw:style-name="gr1" draw:text-style-name="P1" draw:layer="layout" svg:width="2.2cm" svg:height="1.4cm" svg:x="1.2cm" svg:y="4.4cm">
          <text:p text:style-name="P1">Main.p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1.4cm" svg:x="17.2cm" svg:y="1.2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6cm" svg:x="12.6cm" svg:y="1.1cm">
          <text:p text:style-name="P1">manip_data.p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1.5cm" svg:x="4.9cm" svg:y="4.4cm">
          <text:p text:style-name="P1">Modif_data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8cm" svg:y1="5.2cm" svg:x2="4.6cm" svg:y2="5.2cm">
          <text:p/>
        </draw:line>
        <draw:connector draw:style-name="gr6" draw:text-style-name="P1" draw:layer="layout" svg:x1="8.996cm" svg:y1="5.159cm" svg:x2="12.277cm" svg:y2="1.879cm" svg:d="M8996 5159h1641v-3280h1640" svg:viewBox="0 0 3282 3281">
          <text:p/>
        </draw:connector>
        <draw:line draw:style-name="gr6" draw:text-style-name="P1" draw:layer="layout" svg:x1="9.7cm" svg:y1="1.9cm" svg:x2="10.3cm" svg:y2="1.9cm">
          <text:p/>
        </draw:line>
        <draw:custom-shape draw:style-name="gr4" draw:text-style-name="P1" xml:id="id1" draw:id="id1" draw:layer="layout" svg:width="3.6cm" svg:height="1.4cm" svg:x="4.9cm" svg:y="6.3cm">
          <text:p text:style-name="P1">Resa.p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149cm" svg:y1="6.139cm" svg:x2="4.604cm" svg:y2="6.932cm" svg:d="M3149 6139h728v793h727" svg:viewBox="0 0 1456 794">
          <text:p/>
        </draw:connector>
        <draw:custom-shape draw:style-name="gr4" draw:text-style-name="P1" xml:id="id2" draw:id="id2" draw:layer="layout" svg:width="3.2cm" svg:height="1.2cm" svg:x="12cm" svg:y="4.4cm">
          <text:p text:style-name="P1">change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2cm" svg:height="1.1cm" svg:x="12cm" svg:y="5.9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1.1cm" svg:x="12cm" svg:y="3.1cm">
          <text:p text:style-name="P1">new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563cm" svg:y1="3.625cm" svg:x2="8.5cm" svg:y2="7cm" draw:end-shape="id1" svg:d="M11563 3625h-1281v3375h-1782" svg:viewBox="0 0 3064 3376">
          <text:p/>
        </draw:connector>
        <draw:connector draw:style-name="gr6" draw:text-style-name="P1" draw:layer="layout" draw:line-skew="0.45cm" svg:x1="12cm" svg:y1="5cm" svg:x2="8.5cm" svg:y2="7cm" draw:start-shape="id2" draw:start-glue-point="3" draw:end-shape="id1" draw:end-glue-point="1" svg:d="M12000 5000h-1300v2000h-2200" svg:viewBox="0 0 3501 2001">
          <text:p/>
        </draw:connector>
        <draw:connector draw:style-name="gr6" draw:text-style-name="P1" draw:layer="layout" draw:line-skew="0.55cm" svg:x1="12cm" svg:y1="6.45cm" svg:x2="8.5cm" svg:y2="7cm" draw:start-shape="id3" draw:start-glue-point="3" draw:end-shape="id1" draw:end-glue-point="1" svg:d="M12000 6450h-1200v550h-2300" svg:viewBox="0 0 3501 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7T14:24:46.221333684</meta:creation-date>
    <dc:date>2014-09-07T14:41:40.455657561</dc:date>
    <meta:editing-duration>PT52S</meta:editing-duration>
    <meta:editing-cycles>1</meta:editing-cycles>
    <meta:document-statistic meta:object-count="19"/>
    <meta:generator>LibreOffice/4.2.6.3$Linux_X86_64 LibreOffice_project/420m0$Build-3</meta:generator>
  </office:meta>
</office:document-meta>
</file>